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D000000D5F083D219.png" manifest:media-type="image/png"/>
  <manifest:file-entry manifest:full-path="Pictures/10000201000001CF000001CF1A6E0FD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249cm" svg:height="12.249cm" svg:x="4.499cm" svg:y="8.936cm">
          <draw:image xlink:href="Pictures/10000201000001CF000001CF1A6E0FDC.png" xlink:type="simple" xlink:show="embed" xlink:actuate="onLoad">
            <text:p/>
          </draw:image>
        </draw:frame>
        <draw:frame draw:style-name="gr1" draw:text-style-name="P1" draw:layer="layout" svg:width="4.826cm" svg:height="4.337cm" svg:x="8.239cm" svg:y="12.919cm">
          <draw:image xlink:href="Pictures/10000201000000ED000000D5F083D21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21:56:42.435025947</meta:creation-date>
    <dc:date>2015-06-28T22:01:13.792535795</dc:date>
    <meta:editing-duration>PT4M31S</meta:editing-duration>
    <meta:editing-cycles>1</meta:editing-cycles>
    <meta:document-statistic meta:object-count="2"/>
    <meta:generator>LibreOffice/4.4.2.2$Linux_X86_64 LibreOffice_project/c4c7d32d0d49397cad38d62472b0bc8acff48dd6</meta:generator>
  </office:meta>
</office:document-meta>
</file>